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Monaco" svg:font-family="Monaco, MonacoRegular, 'Courier New', monospace"/>
    <style:font-face style:name="Open Sans" svg:font-family="'Open Sans'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0b9" officeooo:paragraph-rsid="001dc0b9"/>
    </style:style>
    <style:style style:name="P2" style:family="paragraph" style:parent-style-name="Text_20_body">
      <style:text-properties fo:font-variant="normal" fo:text-transform="none" fo:color="#555555" style:font-name="Open Sans" fo:font-size="11.25pt" fo:letter-spacing="normal" fo:font-style="normal" fo:font-weight="normal"/>
    </style:style>
    <style:style style:name="P3" style:family="paragraph" style:parent-style-name="Text_20_body">
      <style:text-properties officeooo:rsid="001c5f4f" officeooo:paragraph-rsid="001c5f4f"/>
    </style:style>
    <style:style style:name="P4" style:family="paragraph" style:parent-style-name="Text_20_body">
      <style:text-properties officeooo:rsid="001dc0b9" officeooo:paragraph-rsid="001dc0b9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555555" style:font-name="inherit" fo:font-size="11.25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71%" fo:text-align="start" style:justify-single-word="false" fo:orphans="2" fo:widows="2" fo:text-indent="0cm" style:auto-text-indent="false" fo:padding="0cm" fo:border="none"/>
      <style:text-properties fo:font-variant="normal" fo:text-transform="none" style:font-name="Roboto" fo:font-size="12pt" fo:letter-spacing="normal" fo:font-style="normal" fo:font-weight="bold" fo:padding="0cm" fo:border="none"/>
    </style:style>
    <style:style style:name="P8" style:family="paragraph" style:parent-style-name="Preformatted_20_Text">
      <style:paragraph-properties fo:margin-left="0cm" fo:margin-right="0cm" fo:margin-top="0cm" fo:margin-bottom="0.265cm" style:contextual-spacing="false" fo:line-height="158%" fo:text-align="start" style:justify-single-word="false" fo:orphans="2" fo:widows="2" fo:text-indent="0cm" style:auto-text-indent="false" fo:background-color="#e0e0e0" fo:padding="0cm" fo:border="none">
        <style:background-image/>
      </style:paragraph-properties>
      <style:text-properties fo:font-variant="normal" fo:text-transform="none" style:font-name="Consolas1" fo:font-size="11.25pt" fo:letter-spacing="normal" fo:font-style="normal" fo:font-weight="normal"/>
    </style:style>
    <style:style style:name="P9" style:family="paragraph" style:parent-style-name="Heading_20_2">
      <style:text-properties fo:font-variant="normal" fo:text-transform="none" fo:color="#555555" style:font-name="Open Sans" fo:font-size="15pt" fo:letter-spacing="normal" fo:font-style="normal" fo:font-weight="bold" officeooo:rsid="001c5f4f" officeooo:paragraph-rsid="001c5f4f" style:font-size-asian="15pt" style:font-size-complex="15pt"/>
    </style:style>
    <style:style style:name="T1" style:family="text">
      <style:text-properties fo:color="#242729" style:font-name="Arial" fo:font-size="11.25pt" fo:letter-spacing="normal" fo:font-style="italic" fo:font-weight="normal" fo:padding="0cm" fo:border="none"/>
    </style:style>
    <style:style style:name="T2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fo:padding="0cm" fo:border="none"/>
    </style:style>
    <style:style style:name="T3" style:family="text">
      <style:text-properties fo:font-variant="normal" fo:text-transform="none" fo:color="#242729" style:font-name="Consolas" fo:font-size="9.75pt" fo:letter-spacing="normal" fo:font-style="normal" fo:font-weight="bold" fo:background-color="#eff0f1" loext:char-shading-value="0" style:font-weight-asian="bold" style:font-weight-complex="bold" fo:padding="0cm" fo:border="none"/>
    </style:style>
    <style:style style:name="T4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5" style:family="text">
      <style:text-properties fo:font-variant="normal" fo:text-transform="none" fo:color="#242729" style:font-name="Arial" fo:font-size="11.25pt" fo:letter-spacing="normal" fo:font-style="normal" fo:font-weight="normal" officeooo:rsid="001c3f45"/>
    </style:style>
    <style:style style:name="T6" style:family="text">
      <style:text-properties fo:font-variant="normal" fo:text-transform="none" fo:color="#242729" style:font-name="Arial" fo:font-size="11.25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42729" fo:letter-spacing="normal"/>
    </style:style>
    <style:style style:name="T8" style:family="text">
      <style:text-properties fo:font-variant="normal" fo:text-transform="none" fo:color="#242729" fo:letter-spacing="normal" fo:font-weight="bold" style:font-weight-asian="bold" style:font-weight-complex="bold"/>
    </style:style>
    <style:style style:name="T9" style:family="text">
      <style:text-properties fo:font-variant="normal" fo:text-transform="none" fo:color="#555555" style:font-name="Open Sans" fo:font-size="11.25pt" fo:letter-spacing="normal" fo:font-style="normal" fo:font-weight="normal"/>
    </style:style>
    <style:style style:name="T10" style:family="text">
      <style:text-properties fo:font-variant="normal" fo:text-transform="none" fo:color="#555555" style:font-name="Open Sans" fo:font-size="11.25pt" fo:letter-spacing="normal" fo:font-style="normal" fo:font-weight="bold" fo:padding="0cm" fo:border="none"/>
    </style:style>
    <style:style style:name="T11" style:family="text">
      <style:text-properties fo:font-variant="normal" fo:text-transform="none" fo:color="#555555" fo:letter-spacing="normal"/>
    </style:style>
    <style:style style:name="T12" style:family="text">
      <style:text-properties fo:font-variant="normal" fo:text-transform="none" fo:color="#800080" style:font-name="Monaco" fo:font-size="9pt" fo:letter-spacing="normal" fo:font-style="normal" fo:font-weight="bold" fo:padding="0cm" fo:border="none"/>
    </style:style>
    <style:style style:name="T13" style:family="text">
      <style:text-properties fo:font-variant="normal" fo:text-transform="none" fo:color="#006fe0" fo:letter-spacing="normal" fo:padding="0cm" fo:border="none"/>
    </style:style>
    <style:style style:name="T14" style:family="text">
      <style:text-properties fo:font-variant="normal" fo:text-transform="none" fo:color="#008080" style:font-name="Monaco" fo:font-size="9pt" fo:letter-spacing="normal" fo:font-style="normal" fo:font-weight="normal" fo:padding="0cm" fo:border="none"/>
    </style:style>
    <style:style style:name="T15" style:family="text">
      <style:text-properties fo:font-variant="normal" fo:text-transform="none" fo:color="#333333" style:font-name="Monaco" fo:font-size="9pt" fo:letter-spacing="normal" fo:font-style="normal" fo:font-weight="normal" fo:padding="0cm" fo:border="none"/>
    </style:style>
    <style:style style:name="T16" style:family="text">
      <style:text-properties fo:font-variant="normal" fo:text-transform="none" style:font-name="Roboto" fo:font-size="12pt" fo:letter-spacing="normal" fo:font-style="normal" fo:font-weight="bold" fo:padding="0cm" fo:border="none"/>
    </style:style>
    <style:style style:name="T17" style:family="text">
      <style:text-properties fo:font-variant="normal" fo:text-transform="none" style:font-name="Roboto" fo:font-size="12pt" fo:letter-spacing="normal" fo:font-style="normal" fo:font-weight="normal"/>
    </style:style>
    <style:style style:name="T18" style:family="text">
      <style:text-properties fo:font-variant="normal" fo:text-transform="none" fo:letter-spacing="normal"/>
    </style:style>
    <style:style style:name="T19" style:family="text">
      <style:text-properties officeooo:rsid="001dc0b9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a xlink:type="simple" xlink:href="https://www.includehelp.com/articles/threading-in-c-programming-language-with-gcc-linux.aspx">https://www.includehelp.com/articles/threading-in-c-programming-language-with-gcc-linux.aspx</text:a></text:p>
      <text:p text:style-name="Preformatted_20_Text"/>
      <text:p text:style-name="Preformatted_20_Text"/>
      <text:p text:style-name="Preformatted_20_Text"/>
      <text:p text:style-name="Preformatted_20_Text"><text:a xlink:type="simple" xlink:href="https://www.cs.cmu.edu/afs/cs/academic/class/15492-f07/www/pthreads.html">https://www.cs.cmu.edu/afs/cs/academic/class/15492-f07/www/pthreads.html</text:a></text:p>
      <text:p text:style-name="Preformatted_20_Text"/>
      <text:p text:style-name="Preformatted_20_Text"><text:a xlink:type="simple" xlink:href="https://www.geeksforgeeks.org/thread-functions-in-c-c/">https://www.geeksforgeeks.org/thread-functions-in-c-c/</text:a></text:p>
      <text:p text:style-name="Preformatted_20_Text"/>
      <text:p text:style-name="Preformatted_20_Text"/>
      <text:p text:style-name="P5"/>
      <text:p text:style-name="P5"><text:span text:style-name="Source_20_Text"><text:span text:style-name="T3">pthread_exit</text:span></text:span><text:span text:style-name="T6"> </text:span><text:span text:style-name="T4">is called from the thread itself to terminate its execution (and return a result) early.</text:span></text:p>
      <text:p text:style-name="Text_20_body"><text:s/><text:span text:style-name="T19">It is called in thread function only</text:span></text:p>
      <text:p text:style-name="Text_20_body"><text:line-break/><text:span text:style-name="Source_20_Text"><text:span text:style-name="T3">pthread_join</text:span></text:span><text:span text:style-name="T7"> </text:span><text:span text:style-name="T4">is called from another thread </text:span><text:span text:style-name="T5">(like main or any other thread)</text:span><text:span text:style-name="T4"> (usually the thread that created it) to wait for a thread to terminate and obtain its return value. It can be called before or after the thread you're waiting for calls </text:span><text:span text:style-name="Source_20_Text"><text:span text:style-name="T2">pthread_exit</text:span></text:span><text:span text:style-name="T4">. If before, it will wait for the exit to occur. If after, it simply obtains the return value and releases the </text:span><text:span text:style-name="Source_20_Text"><text:span text:style-name="T2">pthread_t</text:span></text:span><text:span text:style-name="T7"> </text:span><text:span text:style-name="T4">resources.</text:span></text:p>
      <text:p text:style-name="Text_20_body"/>
      <text:p text:style-name="P2">pthread_join() is a blocking call, it will block the calling thread until the other thread ends.</text:p>
      <text:list xml:id="list3285439871410801922" text:style-name="L1">
        <text:list-item>
          <text:p text:style-name="P6">First parameter of pthread_join() is the ID of target thread.</text:p>
        </text:list-item>
        <text:list-item>
          <text:p text:style-name="P6">Second parameter of pthread_join() is address of (void *) i.e. (void **), it will point to the return value of thread function i.e. pointer to (void *).</text:p>
        </text:list-item>
      </text:list>
      <text:p text:style-name="P3"/>
      <text:h text:style-name="P9" text:outline-level="2">pthread_detach()</text:h>
      <text:p text:style-name="P3"><text:span text:style-name="T9">A Detached thread automatically releases it allocated resources on exit. No other thread needs to join it. But by default all threads are joinable, so to make a thread detached we need to call </text:span><text:span text:style-name="Strong_20_Emphasis"><text:span text:style-name="T10">pthread_detach()</text:span></text:span><text:span text:style-name="T11"> </text:span><text:span text:style-name="T9">with thread id i.e.</text:span></text:p>
      <text:p text:style-name="P3"><text:span text:style-name="T12">int</text:span><text:span text:style-name="T13"> </text:span><text:span text:style-name="T14">pthread_detach</text:span><text:span text:style-name="T15">(</text:span><text:span text:style-name="T14">pthread_t </text:span><text:span text:style-name="T12">thread</text:span><text:span text:style-name="T15">);</text:span></text:p>
      <text:p text:style-name="P3"><text:span text:style-name="Strong_20_Emphasis"><text:span text:style-name="T10">pthread_detach()</text:span></text:span><text:span text:style-name="T11"> </text:span><text:span text:style-name="T9">will return non zero value in case of error.</text:span></text:p>
      <text:p text:style-name="P3"/>
      <text:p text:style-name="P4"><text:span text:style-name="T9">Pthread join and detach is called withinh the main </text:span></text:p>
      <text:p text:style-name="P4"/>
      <text:p text:style-name="P4"><text:span text:style-name="T4">In other words, it shouldn't disappear while holding resources in a way that might cause deadlock. The </text:span><text:span text:style-name="Source_20_Text"><text:span text:style-name="T3">pthread_kill()</text:span></text:span><text:span text:style-name="T8"> </text:span><text:span text:style-name="T4">call sends a </text:span><text:span text:style-name="Emphasis"><text:span text:style-name="T1">signal</text:span></text:span><text:span text:style-name="T7"> </text:span><text:span text:style-name="T4">to the specific thread, and this is a way to affect a thread asynchronously for reasons other than cancelling it.</text:span></text:p>
      <text:p text:style-name="P4"/>
      <text:p text:style-name="P1"><text:span text:style-name="Emphasis"><text:span text:style-name="T16">pthread_detach:</text:span></text:span><text:span text:style-name="T18"> </text:span><text:span text:style-name="T17">used to detach a thread. A detached thread does not require a thread to join on terminating. The resources of the thread are automatically released after terminating if the thread is detached.</text:span></text:p>
      <text:p text:style-name="P7"><text:soft-page-break/>Syntax:</text:p>
      <text:p text:style-name="P8">int pthread_detach(pthread_t thread);</text:p>
      <text:p text:style-name="P4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nsolas1" svg:font-family="Consolas, monospace"/>
    <style:font-face style:name="Monaco" svg:font-family="Monaco, MonacoRegular, 'Courier New', monospace"/>
    <style:font-face style:name="Open Sans" svg:font-family="'Open Sans', sans-serif"/>
    <style:font-face style:name="Roboto" svg:font-family="Roboto, sans-serif"/>
    <style:font-face style:name="inherit" svg:font-family="inherit"/>
    <style:font-face style:name="FreeSans1" svg:font-family="FreeSans" style:font-family-generic="swiss"/>
    <style:font-face style:name="Droid Sans1" svg:font-family="'Droid Sans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1" style:font-family-asian="'Droid Sans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" style:font-family-asian="'Droid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1" style:font-family-asian="'Droid Sans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0T14:39:24.600440707</dc:date>
    <meta:generator>LibreOffice/4.2.8.2$Linux_X86_64 LibreOffice_project/420m0$Build-2</meta:generator>
    <meta:editing-duration>PT3H7M15S</meta:editing-duration>
    <meta:editing-cycles>4</meta:editing-cycles>
    <meta:document-statistic meta:table-count="0" meta:image-count="0" meta:object-count="0" meta:page-count="2" meta:paragraph-count="18" meta:word-count="289" meta:character-count="1952" meta:non-whitespace-character-count="1680"/>
  </office:meta>
</office:document-meta>
</file>